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 New Roman" svg:font-family="'Times New Roman'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rsid="000042bd" officeooo:paragraph-rsid="000042bd"/>
    </style:style>
    <style:style style:name="P2" style:family="paragraph" style:parent-style-name="SBC_3a_author_28_s_29_">
      <style:text-properties fo:language="pt" fo:country="BR"/>
    </style:style>
    <style:style style:name="P3" style:family="paragraph" style:parent-style-name="SBC_3a_abstract">
      <style:text-properties fo:language="pt" fo:country="BR"/>
    </style:style>
    <style:style style:name="P4" style:family="paragraph" style:parent-style-name="SBC_3a_resumo">
      <style:text-properties fo:language="pt" fo:country="BR" officeooo:paragraph-rsid="000042bd"/>
    </style:style>
    <style:style style:name="P5" style:family="paragraph" style:parent-style-name="SBC_3a_references">
      <style:text-properties fo:language="pt" fo:country="BR"/>
    </style:style>
    <style:style style:name="P6" style:family="paragraph" style:parent-style-name="SBC_3a_email">
      <style:text-properties officeooo:paragraph-rsid="000042bd"/>
    </style:style>
    <style:style style:name="P7" style:family="paragraph" style:parent-style-name="SBC_3a_paragraph">
      <style:text-properties fo:language="pt" fo:country="BR" officeooo:rsid="0001c81f" officeooo:paragraph-rsid="0001c81f"/>
    </style:style>
    <style:style style:name="P8" style:family="paragraph" style:parent-style-name="SBC_3a_paragraph" style:list-style-name="L1">
      <style:text-properties fo:language="pt" fo:country="BR" officeooo:rsid="0001c81f" officeooo:paragraph-rsid="0001c81f"/>
    </style:style>
    <style:style style:name="P9" style:family="paragraph" style:parent-style-name="SBC_3a_paragraph" style:list-style-name="L1">
      <style:text-properties fo:language="pt" fo:country="BR" officeooo:rsid="00050773" officeooo:paragraph-rsid="00050773"/>
    </style:style>
    <style:style style:name="P10" style:family="paragraph" style:parent-style-name="SBC_3a_paragraph" style:list-style-name="L2">
      <style:text-properties fo:language="pt" fo:country="BR" officeooo:rsid="00050773" officeooo:paragraph-rsid="00050773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0042bd" officeooo:paragraph-rsid="00067b26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050773" officeooo:paragraph-rsid="00050773"/>
    </style:style>
    <style:style style:name="P1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050773" officeooo:paragraph-rsid="00067b26"/>
    </style:style>
    <style:style style:name="P14" style:family="paragraph" style:parent-style-name="SBC_3a_institution">
      <style:text-properties fo:language="pt" fo:country="BR" officeooo:paragraph-rsid="0001c333"/>
    </style:style>
    <style:style style:name="P15" style:family="paragraph" style:parent-style-name="SBC_3a_title" style:master-page-name="Standard">
      <style:paragraph-properties style:page-number="auto"/>
      <style:text-properties fo:language="pt" fo:country="BR" officeooo:rsid="000042bd" officeooo:paragraph-rsid="000042bd"/>
    </style:style>
    <style:style style:name="P16" style:family="paragraph" style:parent-style-name="SBC_3a_title_3a_1">
      <style:text-properties fo:language="pt" fo:country="BR" officeooo:rsid="000042bd" officeooo:paragraph-rsid="000042bd"/>
    </style:style>
    <style:style style:name="P17" style:family="paragraph" style:parent-style-name="SBC_3a_paragraph_3a_first">
      <style:text-properties fo:language="pt" fo:country="BR" officeooo:rsid="000042bd" officeooo:paragraph-rsid="0001c333"/>
    </style:style>
    <style:style style:name="P18" style:family="paragraph" style:parent-style-name="SBC_3a_paragraph_3a_first">
      <style:text-properties fo:language="pt" fo:country="BR" officeooo:paragraph-rsid="0001c81f"/>
    </style:style>
    <style:style style:name="P19" style:family="paragraph" style:parent-style-name="SBC_3a_paragraph_3a_first">
      <style:text-properties fo:language="pt" fo:country="BR" officeooo:paragraph-rsid="00067b2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042b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042bd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00042bd"/>
    </style:style>
    <style:style style:name="T7" style:family="text">
      <style:text-properties officeooo:rsid="00012de6"/>
    </style:style>
    <style:style style:name="T8" style:family="text">
      <style:text-properties officeooo:rsid="0001c333"/>
    </style:style>
    <style:style style:name="T9" style:family="text">
      <style:text-properties officeooo:rsid="0001c81f"/>
    </style:style>
    <style:style style:name="T10" style:family="text">
      <style:text-properties officeooo:rsid="00067b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jeto <text:span text:style-name="T7">de LP2: </text:span>Fake News</text:p>
      <text:p text:style-name="P2"><text:span text:style-name="T4">Allan de M. Silva</text:span><text:span text:style-name="T1">1</text:span>, <text:span text:style-name="T4">Eliaquim dos S. Costa</text:span><text:span text:style-name="T2">1</text:span></text:p>
      <text:p text:style-name="P14"><text:span text:style-name="T1">1</text:span><text:span text:style-name="T4">Bacharelado Interdisciplinar em Tecnologia da Informação – UFRN - Brasil</text:span></text:p>
      <text:p text:style-name="P6"><text:span text:style-name="T5">{</text:span><text:span text:style-name="T6">allandemiranda</text:span><text:span text:style-name="T5">,</text:span><text:span text:style-name="Emphasis"><text:span text:style-name="T5">eliaquimdossantos</text:span></text:span><text:span text:style-name="T5">}@</text:span><text:span text:style-name="T6">gmail.com</text:span></text:p>
      <text:p text:style-name="P3"><text:span text:style-name="T3">Abstract.</text:span> .</text:p>
      <text:p text:style-name="P4"><text:span text:style-name="T3">Resumo.</text:span> <text:span text:style-name="T4">Fake News (…) trata-se literalmente da divulgação de notícias falsas por meio das redes sociais que, com a popularização da internet, podem causar impactos negativos na sociedade (CELI, 2019)</text:span>. <text:span text:style-name="T4">Para evitar tais problemas, é necessário a criação de uma ferramenta de verificação de notícias. O projeto está disposto a apresentar uma ferramenta capaz de identificar tal problemática.</text:span></text:p>
      <text:h text:style-name="P16" text:outline-level="1">Introdução</text:h>
      <text:p text:style-name="P17"><text:tab/><text:span text:style-name="T8">Em diversos momentos da história da humanidade pode-se observar a divulgação de informações falsas tidas como verdade </text:span>(CELI, 2019)<text:span text:style-name="T8">. Contudo, esse fenômeno conhecido como fake news vem ganhando força após a popularização da internet e o domínio das mídias sociais </text:span>(CELI, 2019)<text:span text:style-name="T8">. </text:span></text:p>
      <text:p text:style-name="P17"><text:span text:style-name="T8"><text:tab/><text:tab/>“As fake news são um perigo para a população, sendo eles desde <text:tab/><text:tab/><text:tab/>problemas mais imediatos, como acusações falsas sobre alguém — e que <text:tab/><text:tab/>podem causar algum dano físico ou psicológico —, como problemas <text:tab/><text:tab/>mais amplos, como influenciar a vitória de um candidato em uma corrida <text:tab/><text:tab/>presidencial.” </text:span>(CELI, 2019)<text:span text:style-name="T8"><text:tab/></text:span></text:p>
      <text:p text:style-name="P11"><text:tab/><text:span text:style-name="T10">Assim, para que o erro não acabe se tornando um grande pesadelo, o nosso projeto conta com a elaboração de um software, desenvolvido em java, para que usuários possam verificar se aquela notícia é falsa, ou o quanto falsa ela é possível, utilizando banco de dados de notícias falsas e algoritmos de similaridade.</text:span></text:p>
      <text:h text:style-name="P16" text:outline-level="1">Descrição</text:h>
      <text:p text:style-name="P19"><text:tab/><text:span text:style-name="T10">O programa baseia-se na comparação entre a notícia inserida pelo usuário para verificação e notícias falsas que estão armazenadas em um certo banco de dados.</text:span></text:p>
      <text:p text:style-name="P7">Por meio deste modelo, foi aplicado às seguintes regras na notícia:</text:p>
      <text:list xml:id="list7382752354901757082" text:style-name="L1">
        <text:list-item>
          <text:p text:style-name="P8">Remover palavras com menos de 3 caracteres;</text:p>
        </text:list-item>
        <text:list-item>
          <text:p text:style-name="P8">Colocar todas as palavras em minúsculo;</text:p>
        </text:list-item>
        <text:list-item>
          <text:p text:style-name="P9">Eliminar palavras repetidas;</text:p>
        </text:list-item>
        <text:list-item>
          <text:p text:style-name="P9"><text:soft-page-break/>Colocar palavras em ordem alfabética;</text:p>
        </text:list-item>
      </text:list>
      <text:p text:style-name="P12"/>
      <text:p text:style-name="P13"><text:tab/>Para comprar quantidade de palavras semelhantes e traçar sua interação a fim de obter uma similaridade entre a notícia do usuário e as milhares de notícias falsas do sistema, custa um grande número de processamento, e isto requer muito tempo. A fim de sanar este probelma foi implementado a <text:span text:style-name="T10">técnica</text:span> X de similaridade entre hash, de forma que:</text:p>
      <text:list xml:id="list3620537541773284896" text:style-name="L2">
        <text:list-item>
          <text:p text:style-name="P10">Transformar a notícia do usuário em uma hash sha-1;</text:p>
        </text:list-item>
        <text:list-item>
          <text:p text:style-name="P10">Ao popular o banco de dados de notícias falsas, transformar a notícia falsa em uma hash sha-1;</text:p>
        </text:list-item>
      </text:list>
      <text:p text:style-name="P12"/>
      <text:p text:style-name="P12"><text:tab/>Com isso podemos comparar as hash e determinar, atravé<text:span text:style-name="T10">s</text:span> da similaridade X o quanto elas são semelhantes, de forma percentual. A similaridade X consiste na seguinte <text:s/>equação:</text:p>
      <text:p text:style-name="P12"><text:tab/>f(x) = ax + b</text:p>
      <text:p text:style-name="P12"><text:tab/>Com esta porcentagem é possível determinar o quanto a notícia inserida pelo usuário é uma possível notícia falsa.</text:p>
      <text:h text:style-name="P16" text:outline-level="1">Conclusão</text:h>
      <text:p text:style-name="P19"><text:tab/><text:span text:style-name="T10">Concluímos que é possível, através do algoritmo de similaridade X, obter um resultos viável de similaridade e detectar se a notícia é falsa ou não.</text:span></text:p>
      <text:p text:style-name="P18"><text:span text:style-name="T9"><text:tab/>Devemos salientar que isso também de devido ao vasto banco de dados que obtivemos da internet com notícias previamente analisadas e delegadas como falsas. </text:span></text:p>
      <text:p text:style-name="P5">References</text:p>
      <text:p text:style-name="P1"><text:span text:style-name="T5">CELI, Renata. Fake news: o que é, consequências e redação!. Stood. Disponível em: &lt;</text:span><text:a xlink:type="simple" xlink:href="https://www.stoodi.com.br/blog/2019/01/03/fake-news-o-que-e/" text:style-name="Internet_20_link" text:visited-style-name="Visited_20_Internet_20_Link"><text:span text:style-name="T5">https://www.stoodi.com.br/blog/2019/01/03/fake-news-o-que-e/</text:span></text:a><text:span text:style-name="T5">&gt;. Acesso em: 23 mai. 2019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 New Roman" svg:font-family="'Times New Roman'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8-03T10:11:27.48</meta:creation-date>
    <dc:language>pt-BR</dc:language>
    <meta:editing-cycles>6</meta:editing-cycles>
    <meta:editing-duration>PT6M7S</meta:editing-duration>
    <dc:date>2019-05-23T17:20:31.074330067</dc:date>
    <meta:document-statistic meta:table-count="0" meta:image-count="0" meta:object-count="0" meta:page-count="2" meta:paragraph-count="28" meta:word-count="497" meta:character-count="3167" meta:non-whitespace-character-count="2680"/>
    <meta:user-defined meta:name="Info 1"/>
    <meta:user-defined meta:name="Info 2"/>
    <meta:user-defined meta:name="Info 3"/>
    <meta:user-defined meta:name="Info 4"/>
  </office:meta>
</office:document-meta>
</file>